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family="graphic" style:name="a12">
      <style:graphic-properties style:wrap="run-through" style:run-through="foreground" draw:fill="none" draw:stroke="solid" svg:stroke-width="0.01389in" svg:stroke-color="#3465a4" draw:marker-end="a11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left" style:wrap-contour="true" style:wrap-contour-mode="full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389in" svg:stroke-color="#3465a4" draw:marker-end="a13" svg:stroke-opacity="100%" style:horizontal-rel="paragraph" style:vertical-rel="paragraph" style:horizontal-pos="from-left" style:vertical-pos="from-top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389in" svg:stroke-color="#3465a4" draw:marker-end="a15" svg:stroke-opacity="100%" style:horizontal-rel="paragraph" style:vertical-rel="paragraph" style:horizontal-pos="from-left" style:vertical-pos="from-top"/>
    </style:style>
    <style:style style:family="graphic" style:name="a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3465a4" draw:marker-end="a5" svg:stroke-opacity="100%" style:horizontal-rel="paragraph" style:vertical-rel="paragraph" style:horizontal-pos="from-left" style:vertical-pos="from-top"/>
    </style:style>
    <style:style style:family="graphic" style:name="a1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3465a4" draw:marker-end="a7" svg:stroke-opacity="100%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3465a4" draw:marker-end="a9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10" draw:id="id0" draw:style-name="a0" draw:transform="translate(-0.45174in -0.19201in) rotate(-1.55387) translate(2.38268in 2.65088in)" draw:name="Text Frame 1" text:anchor-type="paragraph" svg:width="0.90347in" svg:height="0.38403in" style:rel-width="scale" style:rel-height="scale"><draw:text-box><text:p text:style-name="Normal">Admin Id &amp; password</text:p></draw:text-box><svg:title/><svg:desc/></draw:frame><draw:custom-shape svg:x="2.54449in" svg:y="0.68189in" svg:width="1.03125in" svg:height="0.45833in" draw:z-index="251658240" draw:id="id1" draw:style-name="a1" draw:name="Shape 1" text:anchor-type="paragraph"><svg:title/><svg:desc/><text:p text:style-name="P2">Admin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-0.00748in" svg:y="2.74449in" svg:width="1.10417in" svg:height="0.45833in" draw:z-index="251659264" draw:id="id2" draw:style-name="a2" draw:name="Shape 2" text:anchor-type="paragraph"><svg:title/><svg:desc/><text:p text:style-name="P3">Student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21102in" svg:y="2.68189in" svg:width="1.06319in" svg:height="0.46944in" draw:z-index="2" draw:id="id3" draw:style-name="a3" draw:name="Shape 3" text:anchor-type="paragraph"><svg:title/><svg:desc/><text:p text:style-name="P4">Staff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52362in" svg:y="2.36929in" svg:width="1.15625in" svg:height="1.15625in" draw:z-index="3" draw:id="id4" draw:style-name="a4" draw:name="Shape 4" text:anchor-type="paragraph"><svg:title/><svg:desc/><text:p text:style-name="P5">Student</text:p><text:p text:style-name="P6">Result</text:p><text:p text:style-name="P7">Processing</text:p><text:p text:style-name="P8">System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draw:connector draw:type="line" svg:x1="3.16929in" svg:y1="2.36863in" svg:x2="3.16929in" svg:y2="1.14016in" draw:z-index="4" draw:id="id5" draw:style-name="a6" draw:name="Vertical line 1" text:anchor-type="paragraph"><svg:title/><svg:desc/></draw:connector><draw:connector draw:type="line" svg:x1="3.67992in" svg:y1="2.77559in" svg:x2="5.21048in" svg:y2="2.78531in" draw:z-index="5" draw:id="id6" draw:style-name="a8" draw:name="Line 2" text:anchor-type="paragraph"><svg:title/><svg:desc/></draw:connector><draw:connector draw:type="line" svg:x1="5.21048in" svg:y1="2.94161in" svg:x2="3.67992in" svg:y2="2.93189in" draw:z-index="6" draw:id="id7" draw:style-name="a10" draw:name="Line 3" text:anchor-type="paragraph"><svg:title/><svg:desc/></draw:connector><draw:connector draw:type="line" svg:x1="1.09646in" svg:y1="2.83819in" svg:x2="2.52354in" svg:y2="2.84791in" draw:z-index="7" draw:id="id8" draw:style-name="a12" draw:name="Line 4" text:anchor-type="paragraph"><svg:title/><svg:desc/></draw:connector><draw:connector draw:type="line" svg:x1="2.52354in" svg:y1="3.01445in" svg:x2="1.09646in" svg:y2="3.00472in" draw:z-index="8" draw:id="id9" draw:style-name="a14" draw:name="Line 5" text:anchor-type="paragraph"><svg:title/><svg:desc/></draw:connector><draw:connector draw:type="line" svg:x1="3.01338in" svg:y1="1.14016in" svg:x2="3.01338in" svg:y2="2.36863in" draw:z-index="9" draw:id="id10" draw:style-name="a16" draw:name="Line 1" text:anchor-type="paragraph"><svg:title/><svg:desc/></draw:connector><draw:frame draw:z-index="11" draw:id="id11" draw:style-name="a17" draw:transform="translate(-0.375in -0.09896in) rotate(-1.56661) translate(3.1475in 2.58249in)" draw:name="Text Frame 2" text:anchor-type="paragraph" svg:width="0.75in" svg:height="0.19792in" style:rel-width="scale" style:rel-height="scale"><draw:text-box><text:p text:style-name="Normal">Dashboard</text:p></draw:text-box><svg:title/><svg:desc/></draw:frame><draw:frame draw:z-index="12" draw:id="id12" draw:style-name="a18" draw:transform="translate(-0.375in -0.13889in) rotate(-0.01745) translate(4.40932in 3.08778in)" draw:name="Text Frame 3" text:anchor-type="paragraph" svg:width="0.75in" svg:height="0.27778in" style:rel-width="scale" style:rel-height="scale"><draw:text-box><text:p text:style-name="Normal">Dashboard</text:p></draw:text-box><svg:title/><svg:desc/></draw:frame><draw:frame draw:z-index="13" draw:id="id13" draw:style-name="a19" draw:name="Text Frame 4" text:anchor-type="paragraph" svg:x="3.76339in" svg:y="2.57795in" svg:width="1.3125in" svg:height="0.27083in" style:rel-width="scale" style:rel-height="scale"><draw:text-box><text:p text:style-name="Normal">staff id &amp; password</text:p></draw:text-box><svg:title/><svg:desc/></draw:frame><draw:frame draw:z-index="14" draw:id="id14" draw:style-name="a20" draw:name="Text Frame 5" text:anchor-type="paragraph" svg:x="1.17992in" svg:y="2.58819in" svg:width="1.34375in" svg:height="0.25in" style:rel-width="scale" style:rel-height="scale"><draw:text-box><text:p text:style-name="Normal">Reg.no &amp; password</text:p></draw:text-box><svg:title/><svg:desc/></draw:frame><draw:frame draw:z-index="15" draw:id="id15" draw:style-name="a21" draw:transform="translate(-0.375in -0.09896in) rotate(-0.01745) translate(1.74196in 3.19716in)" draw:name="Text Frame 6" text:anchor-type="paragraph" svg:width="0.75in" svg:height="0.19792in" style:rel-width="scale" style:rel-height="scale"><draw:text-box><text:p text:style-name="Normal">Dashboard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" svg:viewBox="0 0 20 30" svg:d="m10 0-10 30h20z"/>
    <draw:marker draw:name="a7" svg:viewBox="0 0 20 30" svg:d="m10 0-10 30h20z"/>
    <draw:marker draw:name="a9" svg:viewBox="0 0 20 30" svg:d="m10 0-10 30h20z"/>
    <draw:marker draw:name="a11" svg:viewBox="0 0 20 30" svg:d="m10 0-10 30h20z"/>
    <draw:marker draw:name="a13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ahul J</dc:creator>
    <meta:creation-date>2022-08-01T22:32:00Z</meta:creation-date>
    <dc:date>2022-08-02T17:50:00Z</dc:date>
    <meta:template xlink:href="Normal" xlink:type="simple"/>
    <meta:editing-cycles>3</meta:editing-cycles>
    <meta:editing-duration>PT960S</meta:editing-duration>
    <meta:document-statistic meta:page-count="1" meta:paragraph-count="1" meta:word-count="2" meta:character-count="16" meta:row-count="1" meta:non-whitespace-character-count="15"/>
  </office:meta>
</office:document-meta>
</file>